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b8a" officeooo:paragraph-rsid="0026216a"/>
    </style:style>
    <style:style style:name="P2" style:family="paragraph" style:parent-style-name="Standard">
      <style:text-properties officeooo:rsid="0016698b" officeooo:paragraph-rsid="0026216a"/>
    </style:style>
    <style:style style:name="P3" style:family="paragraph" style:parent-style-name="Standard">
      <style:text-properties officeooo:rsid="0018646a" officeooo:paragraph-rsid="0026216a"/>
    </style:style>
    <style:style style:name="P4" style:family="paragraph" style:parent-style-name="Standard">
      <style:text-properties officeooo:rsid="0018a710" officeooo:paragraph-rsid="0026216a"/>
    </style:style>
    <style:style style:name="P5" style:family="paragraph" style:parent-style-name="Standard">
      <style:text-properties officeooo:rsid="00193555" officeooo:paragraph-rsid="0026216a"/>
    </style:style>
    <style:style style:name="P6" style:family="paragraph" style:parent-style-name="Standard">
      <style:text-properties officeooo:rsid="00193555" officeooo:paragraph-rsid="00280815"/>
    </style:style>
    <style:style style:name="P7" style:family="paragraph" style:parent-style-name="Standard">
      <style:text-properties officeooo:rsid="001a3933" officeooo:paragraph-rsid="0026216a"/>
    </style:style>
    <style:style style:name="P8" style:family="paragraph" style:parent-style-name="Standard">
      <style:text-properties officeooo:rsid="001a3933" officeooo:paragraph-rsid="00280815"/>
    </style:style>
    <style:style style:name="P9" style:family="paragraph" style:parent-style-name="Standard">
      <style:text-properties officeooo:rsid="001d43aa" officeooo:paragraph-rsid="001d43aa"/>
    </style:style>
    <style:style style:name="P10" style:family="paragraph" style:parent-style-name="Standard">
      <style:text-properties officeooo:rsid="001d43aa" officeooo:paragraph-rsid="001a3933"/>
    </style:style>
    <style:style style:name="P11" style:family="paragraph" style:parent-style-name="Standard">
      <style:text-properties officeooo:rsid="001d43aa" officeooo:paragraph-rsid="0026216a"/>
    </style:style>
    <style:style style:name="P12" style:family="paragraph" style:parent-style-name="Standard">
      <style:text-properties officeooo:rsid="001d43aa" officeooo:paragraph-rsid="00280815"/>
    </style:style>
    <style:style style:name="P13" style:family="paragraph" style:parent-style-name="Standard">
      <style:text-properties officeooo:rsid="001ac488" officeooo:paragraph-rsid="0026216a"/>
    </style:style>
    <style:style style:name="P14" style:family="paragraph" style:parent-style-name="Standard">
      <style:text-properties officeooo:rsid="0023b181" officeooo:paragraph-rsid="0023b181"/>
    </style:style>
    <style:style style:name="P15" style:family="paragraph" style:parent-style-name="Standard">
      <style:text-properties officeooo:paragraph-rsid="00137b8a"/>
    </style:style>
    <style:style style:name="P16" style:family="paragraph" style:parent-style-name="Standard">
      <style:text-properties officeooo:paragraph-rsid="0026216a"/>
    </style:style>
    <style:style style:name="P17" style:family="paragraph" style:parent-style-name="Standard">
      <style:text-properties officeooo:rsid="002bfe3c" officeooo:paragraph-rsid="002bfe3c"/>
    </style:style>
    <style:style style:name="P18" style:family="paragraph" style:parent-style-name="Standard">
      <style:text-properties officeooo:rsid="002cdc7c" officeooo:paragraph-rsid="002cdc7c"/>
    </style:style>
    <style:style style:name="P19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20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21" style:family="paragraph" style:parent-style-name="Preformatted_20_Text">
      <style:text-properties officeooo:rsid="001a3933" officeooo:paragraph-rsid="0026216a"/>
    </style:style>
    <style:style style:name="P22" style:family="paragraph" style:parent-style-name="Preformatted_20_Text">
      <style:text-properties officeooo:paragraph-rsid="0026216a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26216a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rsid="001d43aa" officeooo:paragraph-rsid="0026216a"/>
    </style:style>
    <style:style style:name="P25" style:family="paragraph" style:parent-style-name="Standard">
      <style:paragraph-properties fo:margin-top="0cm" fo:margin-bottom="0.499cm" loext:contextual-spacing="false"/>
      <style:text-properties fo:color="#6a9955" style:font-name="Droid Sans Mono" fo:font-size="10.5pt" fo:font-weight="normal" officeooo:rsid="001d43aa" officeooo:paragraph-rsid="0026216a" fo:background-color="#1f1f1f"/>
    </style:style>
    <style:style style:name="P26" style:family="paragraph" style:parent-style-name="Preformatted_20_Text">
      <style:paragraph-properties fo:margin-top="0cm" fo:margin-bottom="0.499cm" loext:contextual-spacing="false"/>
      <style:text-properties fo:color="#cccccc" style:font-name="Droid Sans Mono" fo:font-size="10.5pt" fo:font-weight="normal" officeooo:paragraph-rsid="0026216a" fo:background-color="#1f1f1f"/>
    </style:style>
    <style:style style:name="P27" style:family="paragraph" style:parent-style-name="Preformatted_20_Text">
      <style:paragraph-properties fo:margin-top="0cm" fo:margin-bottom="0.499cm" loext:contextual-spacing="false"/>
      <style:text-properties fo:color="#cccccc" style:font-name="Droid Sans Mono" fo:font-size="10.5pt" fo:font-weight="normal" officeooo:rsid="0032b6b0" officeooo:paragraph-rsid="0032b6b0" fo:background-color="#1f1f1f"/>
    </style:style>
    <style:style style:name="P28" style:family="paragraph" style:parent-style-name="Standard">
      <style:text-properties officeooo:rsid="001a3933" officeooo:paragraph-rsid="00280815"/>
    </style:style>
    <style:style style:name="T1" style:family="text">
      <style:text-properties officeooo:rsid="0014d4ae"/>
    </style:style>
    <style:style style:name="T2" style:family="text">
      <style:text-properties officeooo:rsid="00253eae"/>
    </style:style>
    <style:style style:name="T3" style:family="text">
      <style:text-properties officeooo:rsid="002ad192"/>
    </style:style>
    <style:style style:name="T4" style:family="text">
      <style:text-properties fo:color="#569cd6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c586c0"/>
    </style:style>
    <style:style style:name="T8" style:family="text">
      <style:text-properties fo:color="#d4d4d4"/>
    </style:style>
    <style:style style:name="T9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5"><text:span text:style-name="Source_20_Text"/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ATTENTION VERIF SI MON COMPTE VA CLOTURER LE 26 JUILLET !</text:p>
      <text:p text:style-name="P17"/>
      <text:p text:style-name="P18">(GARDER LES FILES AVANT DE PARTIR EN JUILLET ET SEPTEMBRE)</text:p>
      <text:p text:style-name="P9"/>
      <text:p text:style-name="P9"/>
      <text:p text:style-name="P9"/>
      <text:p text:style-name="P9"/>
      <text:p text:style-name="P9"/>
      <text:p text:style-name="P14">CONVENTION ALLER REVOIR (DATES ? Semaines de congé ?? mais j’avais marqué 0jours de congé donc ca marche pas…, <text:span text:style-name="T2">METTRE LE JOUR OU JAI SIGNE + VERIF SI ma signature a pas disparu!!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1">Comprendre les concepts d’intégration continue et comment elle est appliquée aux langages de programmation habituels (doc github/gitlab, etc.) <text:span text:style-name="T1">pas <text:s/>hésiter à prendre des notes</text:span> </text:p>
      <text:p text:style-name="P16"/>
      <text:p text:style-name="P1">Premières manipulations en Java (Tests junit sur gitlab/github)</text:p>
      <text:p text:style-name="P1"/>
      <text:p text:style-name="P1"/>
      <text:p text:style-name="P2">github workflows → apprendre YAML</text:p>
      <text:p text:style-name="P2"/>
      <text:p text:style-name="P3">les tests automatiques = CI ou CD ?</text:p>
      <text:p text:style-name="P3"/>
      <text:p text:style-name="P3"/>
      <text:p text:style-name="P8"/>
      <text:p text:style-name="P8"/>
      <text:p text:style-name="P8"/>
      <text:p text:style-name="P6"/>
      <text:p text:style-name="P6">VIM :</text:p>
      <text:p text:style-name="P6">enregistrer: CTRL+O</text:p>
      <text:p text:style-name="P6">fermer document : CTRL + X</text:p>
      <text:p text:style-name="P6"/>
      <text:p text:style-name="P12">ECLIPSE :</text:p>
      <text:p text:style-name="P12">run un build.xml de ant → clique droit, run as ant </text:p>
      <text:p text:style-name="P12"/>
      <text:p text:style-name="P12"/>
      <text:p text:style-name="P12"/>
      <text:p text:style-name="P12"/>
      <text:p text:style-name="P12"/>
      <text:p text:style-name="P12"/>
      <text:p text:style-name="P4">HjacGwfdY4kiANy</text:p>
      <text:p text:style-name="P1"/>
      <text:p text:style-name="P1">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</text:p>
      <text:p text:style-name="P13">(utiliser comme mdp)</text:p>
      <text:p text:style-name="P1"/>
      <text:p text:style-name="P1"/>
      <text:p text:style-name="P1"/>
      <text:p text:style-name="P5">GIT :</text:p>
      <text:p text:style-name="P7">git pull</text:p>
      <text:p text:style-name="P7"/>
      <text:p text:style-name="P7"/>
      <text:p text:style-name="P21"><text:span text:style-name="Source_20_Text">git config --global user.name "your_github_username"</text:span></text:p>
      <text:p text:style-name="P22"><text:span text:style-name="Source_20_Text">git config --global user.email "your_github_email"</text:span></text:p>
      <text:p text:style-name="P23"><text:span text:style-name="Source_20_Text">git config -l</text:span></text:p>
      <text:p text:style-name="P21"><text:span text:style-name="Source_20_Text">git config --global credential.helper cache</text:span></text:p>
      <text:p text:style-name="P7"/>
      <text:p text:style-name="P21"><text:span text:style-name="Source_20_Text">git config --global --unset credential.helper</text:span></text:p>
      <text:p text:style-name="P23"><text:span text:style-name="Source_20_Text"><text:span text:style-name="T3">g</text:span></text:span><text:span text:style-name="Source_20_Text">it config --system --unset credential.helper</text:span></text:p>
      <text:p text:style-name="P7"/>
      <text:p text:style-name="P7"><text:soft-page-break/></text:p>
      <text:p text:style-name="P5"/>
      <text:p text:style-name="P5">VIM :</text:p>
      <text:p text:style-name="P5">enregistrer: CTRL+O</text:p>
      <text:p text:style-name="P5">fermer document : CTRL + X</text:p>
      <text:p text:style-name="P5"/>
      <text:p text:style-name="P11">ECLIPSE :</text:p>
      <text:p text:style-name="P11">run un build.xml de ant → clique droit, run as ant </text:p>
      <text:p text:style-name="P7">git commit -m « ... »</text:p>
      <text:p text:style-name="P7">git push</text:p>
      <text:p text:style-name="P7"/>
      <text:p text:style-name="P7"/>
      <text:p text:style-name="P21"><text:span text:style-name="Source_20_Text">$ git config --global user.name "your_github_username"</text:span></text:p>
      <text:p text:style-name="P22"><text:span text:style-name="Source_20_Text">$ git config --global user.email "your_github_email"</text:span></text:p>
      <text:p text:style-name="P23"><text:span text:style-name="Source_20_Text">$ git config -l</text:span></text:p>
      <text:p text:style-name="P21"><text:span text:style-name="Source_20_Text">$ git config --global credential.helper cache</text:span></text:p>
      <text:p text:style-name="P7"/>
      <text:p text:style-name="P21"><text:span text:style-name="Source_20_Text">$ git config --global --unset credential.helper</text:span></text:p>
      <text:p text:style-name="P24"><text:span text:style-name="Source_20_Text">$ git config --system --unset credential.helper</text:span></text:p>
      <text:p text:style-name="P24"><text:span text:style-name="Source_20_Text"/></text:p>
      <text:p text:style-name="P24"><text:span text:style-name="Source_20_Text"/></text:p>
      <text:p text:style-name="P24"><text:span text:style-name="Source_20_Text"/></text:p>
      <text:p text:style-name="P27"><text:span text:style-name="T6">OWL file petrinets</text:span></text:p>
      <text:p text:style-name="P26"><text:span text:style-name="T6">https://www.sfu.ca/~dgasevic/projects/PNO/Download.htm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1:42:01.294609097</meta:creation-date>
    <dc:date>2023-07-17T17:13:32.169404630</dc:date>
    <meta:editing-duration>PT12H58M43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3" meta:paragraph-count="38" meta:word-count="242" meta:character-count="1518" meta:non-whitespace-character-count="1324"/>
  </office:meta>
</office:document-meta>
</file>